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language="en" fo:country="GB" fo:font-weight="bold" style:font-weight-asian="bold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normal" style:font-weight-asian="normal" style:font-weight-complex="normal"/>
    </style:style>
    <style:style style:name="T3" style:family="text">
      <style:text-properties fo:language="bg" fo:country="BG"/>
    </style:style>
    <style:style style:name="T4" style:family="text">
      <style:text-properties fo:language="bg" fo:country="BG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s</text:p>
      <text:p text:style-name="P1"/>
      <text:list xml:id="list4997902282888265988" text:style-name="L1">
        <text:list-item>
          <text:p text:style-name="P2">id</text:p>
        </text:list-item>
        <text:list-item>
          <text:p text:style-name="P2">name<text:span text:style-name="T1">-</text:span><text:span text:style-name="T2"> </text:span><text:span text:style-name="T4">Име на продукт</text:span></text:p>
        </text:list-item>
        <text:list-item>
          <text:p text:style-name="P2">cat_id <text:span text:style-name="T3">- </text:span><text:span text:style-name="T4"><text:s/>на категорията към която спада</text:span></text:p>
        </text:list-item>
        <text:list-item>
          <text:p text:style-name="P2">subcat_id –<text:span text:style-name="T3"> </text:span><text:span text:style-name="T4">на под-категория</text:span></text:p>
        </text:list-item>
        <text:list-item>
          <text:p text:style-name="P2">subsubcat_id –<text:span text:style-name="T3"> </text:span><text:span text:style-name="T4">на под-под-категория</text:span></text:p>
        </text:list-item>
        <text:list-item>
          <text:p text:style-name="P2">price –<text:span text:style-name="T3"> </text:span><text:span text:style-name="T4">Цена </text:span></text:p>
        </text:list-item>
        <text:list-item>
          <text:p text:style-name="P2">info –<text:span text:style-name="T3"> </text:span><text:span text:style-name="T4">Информация относно продукта</text:span></text:p>
        </text:list-item>
        <text:list-item>
          <text:p text:style-name="P3">measure – <text:span text:style-name="T4">Мярка (на брои, на литър ....)</text:span></text:p>
        </text:list-item>
        <text:list-item>
          <text:p text:style-name="P2">date –<text:span text:style-name="T3"> </text:span><text:span text:style-name="T4">Дата „Добавя се автоматично при нов запис в таблицата“</text:span></text:p>
          <text:p text:style-name="P2"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29S</meta:editing-duration>
    <meta:editing-cycles>6</meta:editing-cycles>
    <meta:generator>OpenOffice/4.1.1$Win32 OpenOffice.org_project/411m6$Build-9775</meta:generator>
    <dc:date>2014-10-10T16:33:42.19</dc:date>
    <meta:document-statistic meta:table-count="0" meta:image-count="0" meta:object-count="0" meta:page-count="1" meta:paragraph-count="10" meta:word-count="57" meta:character-count="299"/>
    <meta:user-defined meta:name="Info 1"/>
    <meta:user-defined meta:name="Info 2"/>
    <meta:user-defined meta:name="Info 3"/>
    <meta:user-defined meta:name="Info 4"/>
  </office:meta>
</office:document-meta>
</file>